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 fo:padding="0.049cm" fo:border="0.06pt solid #d9d9e3"/>
    </style:style>
    <style:style style:name="P3" style:family="paragraph" style:parent-style-name="Text_20_body" style:list-style-name="L1">
      <style:paragraph-properties fo:text-align="justify" style:justify-single-word="false" fo:padding="0.049cm" fo:border="0.06pt solid #d9d9e3"/>
    </style:style>
    <style:style style:name="P4" style:family="paragraph" style:parent-style-name="Text_20_body" style:list-style-name="L1">
      <style:paragraph-properties fo:margin-top="0cm" fo:margin-bottom="0cm" style:contextual-spacing="false" fo:text-align="justify" style:justify-single-word="false" fo:padding="0.049cm" fo:border="0.06pt solid #d9d9e3"/>
    </style:style>
    <style:style style:name="P5" style:family="paragraph" style:parent-style-name="Text_20_body" style:list-style-name="L2">
      <style:paragraph-properties fo:text-align="justify" style:justify-single-word="false" fo:padding="0.049cm" fo:border="0.06pt solid #d9d9e3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 style:list-style-name="L3">
      <style:paragraph-properties fo:text-align="justify" style:justify-single-word="false" fo:padding="0.049cm" fo:border="0.06pt solid #d9d9e3"/>
    </style:style>
    <style:style style:name="P8" style:family="paragraph" style:parent-style-name="Text_20_body" style:list-style-name="L3">
      <style:paragraph-properties fo:margin-top="0cm" fo:margin-bottom="0cm" style:contextual-spacing="false" fo:text-align="justify" style:justify-single-word="false" fo:padding="0.049cm" fo:border="0.06pt solid #d9d9e3"/>
    </style:style>
    <style:style style:name="T1" style:family="text">
      <style:text-properties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Análise dos Estilos CSS para o Componente "EditPost" em React</text:span></text:span></text:p>
      <text:p text:style-name="P2">Aqui está uma análise dos estilos CSS fornecidos para o componente "EditPost" em React:</text:p>
      <text:list text:style-name="L1">
        <text:list-item>
          <text:p text:style-name="P3"><text:span text:style-name="Source_20_Text"><text:span text:style-name="T1">.edit_post</text:span></text:span>: Esta classe é aplicada ao contêiner principal do componente "EditPost". Os estilos associados a ela incluem:</text:p>
          <text:list>
            <text:list-item>
              <text:p text:style-name="P4"><text:span text:style-name="Source_20_Text"><text:span text:style-name="T1">text-align: center</text:span></text:span>: Centraliza o conteúdo do contêiner horizontalmente.</text:p>
            </text:list-item>
          </text:list>
        </text:list-item>
        <text:list-item>
          <text:p text:style-name="P3"><text:span text:style-name="Source_20_Text"><text:span text:style-name="T1">.edit_post h2</text:span></text:span>: Esta classe é aplicada ao título dentro do contêiner "EditPost". Os estilos associados a ela incluem:</text:p>
          <text:list>
            <text:list-item>
              <text:p text:style-name="P4"><text:span text:style-name="Source_20_Text"><text:span text:style-name="T1">font-size: 2.2em</text:span></text:span>: Define o tamanho da fonte do título como 2.2 vezes o tamanho da fonte padrão.</text:p>
            </text:list-item>
          </text:list>
        </text:list-item>
        <text:list-item>
          <text:p text:style-name="P3"><text:span text:style-name="Source_20_Text"><text:span text:style-name="T1">.edit_post p</text:span></text:span>: Esta classe é aplicada a parágrafos dentro do contêiner "EditPost". Os estilos associados a ela incluem:</text:p>
          <text:list>
            <text:list-item>
              <text:p text:style-name="P4"><text:span text:style-name="Source_20_Text"><text:span text:style-name="T1">color: #aaa</text:span></text:span>: Define a cor do texto dos parágrafos como cinza claro (#aaa).</text:p>
            </text:list-item>
          </text:list>
        </text:list-item>
        <text:list-item>
          <text:p text:style-name="P3"><text:span text:style-name="Source_20_Text"><text:span text:style-name="T1">.edit_post label</text:span></text:span>: Esta classe é aplicada a rótulos de campos de entrada dentro do formulário. Os estilos associados a ela incluem:</text:p>
          <text:list>
            <text:list-item>
              <text:p text:style-name="P4"><text:span text:style-name="Source_20_Text"><text:span text:style-name="T1">span</text:span></text:span>: Define estilos específicos para os rótulos, que podem incluir espaçamento, tamanho de fonte ou cores.</text:p>
            </text:list-item>
          </text:list>
        </text:list-item>
        <text:list-item>
          <text:p text:style-name="P3"><text:span text:style-name="Source_20_Text"><text:span text:style-name="T1">.edit_post input</text:span></text:span>: Esta classe é aplicada a campos de entrada de texto dentro do formulário. Os estilos associados a ela incluem:</text:p>
          <text:list>
            <text:list-item>
              <text:p text:style-name="P4"><text:span text:style-name="Source_20_Text"><text:span text:style-name="T1">type: text</text:span></text:span>: Define o tipo de campo de entrada como texto.</text:p>
            </text:list-item>
            <text:list-item>
              <text:p text:style-name="P4"><text:span text:style-name="Source_20_Text"><text:span text:style-name="T1">required</text:span></text:span>: Indica que o campo é obrigatório.</text:p>
            </text:list-item>
            <text:list-item>
              <text:p text:style-name="P4"><text:span text:style-name="Source_20_Text"><text:span text:style-name="T1">placeholder</text:span></text:span>: Fornece um espaço reservado para o texto do campo.</text:p>
            </text:list-item>
            <text:list-item>
              <text:p text:style-name="P4"><text:span text:style-name="Source_20_Text"><text:span text:style-name="T1">onChange</text:span></text:span>: Define um manipulador de eventos para rastrear as mudanças no valor do campo.</text:p>
            </text:list-item>
            <text:list-item>
              <text:p text:style-name="P4"><text:span text:style-name="Source_20_Text"><text:span text:style-name="T1">value</text:span></text:span>: Define o valor do campo com base no estado do componente React.</text:p>
            </text:list-item>
          </text:list>
        </text:list-item>
        <text:list-item>
          <text:p text:style-name="P3"><text:span text:style-name="Source_20_Text"><text:span text:style-name="T1">.preview_title</text:span></text:span>: Esta classe é aplicada ao título "Preview da imagem atual" dentro do formulário. Os estilos associados a ela incluem:</text:p>
          <text:list>
            <text:list-item>
              <text:p text:style-name="P4"><text:span text:style-name="Source_20_Text"><text:span text:style-name="T1">p</text:span></text:span>: Define estilos específicos para o elemento <text:span text:style-name="Source_20_Text"><text:span text:style-name="T1">p</text:span></text:span>, como margem inferior.</text:p>
            </text:list-item>
          </text:list>
        </text:list-item>
        <text:list-item>
          <text:p text:style-name="P3"><text:span text:style-name="Source_20_Text"><text:span text:style-name="T1">.image_preview</text:span></text:span>: Esta classe é aplicada a uma imagem de visualização dentro do formulário. Os estilos associados a ela incluem:</text:p>
          <text:list>
            <text:list-item>
              <text:p text:style-name="P4"><text:span text:style-name="Source_20_Text"><text:span text:style-name="T1">src</text:span></text:span>: Define a fonte da imagem de visualização com base no valor do <text:span text:style-name="Source_20_Text"><text:span text:style-name="T1">post.image</text:span></text:span>.</text:p>
            </text:list-item>
            <text:list-item>
              <text:p text:style-name="P4"><text:span text:style-name="Source_20_Text"><text:span text:style-name="T1">alt</text:span></text:span>: Define o texto alternativo da imagem com base no <text:span text:style-name="Source_20_Text"><text:span text:style-name="T1">post.title</text:span></text:span>.</text:p>
            </text:list-item>
          </text:list>
        </text:list-item>
        <text:list-item>
          <text:p text:style-name="P3"><text:span text:style-name="Source_20_Text"><text:span text:style-name="T1">.edit_post textarea</text:span></text:span>: Esta classe é aplicada a campos de texto (área de texto) dentro do formulário. Os estilos associados a ela incluem:</text:p>
          <text:list>
            <text:list-item>
              <text:p text:style-name="P4"><text:soft-page-break/><text:span text:style-name="Source_20_Text"><text:span text:style-name="T1">type: textarea</text:span></text:span>: Define o tipo de campo de entrada como uma área de texto.</text:p>
            </text:list-item>
            <text:list-item>
              <text:p text:style-name="P4"><text:span text:style-name="Source_20_Text"><text:span text:style-name="T1">required</text:span></text:span>: Indica que o campo é obrigatório.</text:p>
            </text:list-item>
            <text:list-item>
              <text:p text:style-name="P4"><text:span text:style-name="Source_20_Text"><text:span text:style-name="T1">placeholder</text:span></text:span>: Fornece um espaço reservado para o texto da área de texto.</text:p>
            </text:list-item>
            <text:list-item>
              <text:p text:style-name="P4"><text:span text:style-name="Source_20_Text"><text:span text:style-name="T1">onChange</text:span></text:span>: Define um manipulador de eventos para rastrear as mudanças no valor da área de texto.</text:p>
            </text:list-item>
            <text:list-item>
              <text:p text:style-name="P4"><text:span text:style-name="Source_20_Text"><text:span text:style-name="T1">value</text:span></text:span>: Define o valor da área de texto com base no estado do componente React.</text:p>
            </text:list-item>
          </text:list>
        </text:list-item>
        <text:list-item>
          <text:p text:style-name="P3"><text:span text:style-name="Source_20_Text"><text:span text:style-name="T1">.edit_post button</text:span></text:span>: Esta classe é aplicada ao botão dentro do formulário. Os estilos associados a ela incluem:</text:p>
          <text:list>
            <text:list-item>
              <text:p text:style-name="P4"><text:span text:style-name="Source_20_Text"><text:span text:style-name="T1">className="btn"</text:span></text:span>: Indica que esta classe é usada para estilizar um botão semelhante a outros botões no aplicativo.</text:p>
            </text:list-item>
            <text:list-item>
              <text:p text:style-name="P4"><text:span text:style-name="Source_20_Text"><text:span text:style-name="T1">disabled</text:span></text:span>: Define o botão como desabilitado se <text:span text:style-name="Source_20_Text"><text:span text:style-name="T1">response.loading</text:span></text:span> for verdadeiro (indicando que a ação está em andamento).</text:p>
            </text:list-item>
          </text:list>
        </text:list-item>
        <text:list-item>
          <text:p text:style-name="P3"><text:span text:style-name="Source_20_Text"><text:span text:style-name="T1">.error</text:span></text:span>: Esta classe é aplicada a parágrafos que exibem mensagens de erro no formulário. Os estilos associados a ela incluem:</text:p>
        </text:list-item>
      </text:list>
      <text:list text:style-name="L2">
        <text:list-item>
          <text:p text:style-name="P5"><text:span text:style-name="Source_20_Text"><text:span text:style-name="T1">color: #ff0000</text:span></text:span>: Define a cor do texto como vermelho (#ff0000).</text:p>
        </text:list-item>
      </text:list>
      <text:p text:style-name="P2">Esses estilos visam criar uma interface de edição para um post com elementos de formulário, mantendo um design centralizado e agradável esteticamente. Além disso, são fornecidas instruções visuais claras para o usuário ao editar um post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<text:span text:style-name="Strong_20_Emphasis"><text:span text:style-name="T1">Análise dos Estilos CSS Atualizados para o Componente "EditPost" em React</text:span></text:span></text:p>
      <text:p text:style-name="P2">Aqui está uma análise dos estilos CSS atualizados para o componente "EditPost" em React:</text:p>
      <text:list text:style-name="L3">
        <text:list-item>
          <text:p text:style-name="P7"><text:span text:style-name="Source_20_Text"><text:span text:style-name="T1">.edit_post</text:span></text:span>: Esta classe é aplicada ao contêiner principal do componente "EditPost". Os estilos associados a ela incluem:</text:p>
          <text:list>
            <text:list-item>
              <text:p text:style-name="P8"><text:span text:style-name="Source_20_Text"><text:span text:style-name="T1">text-align: center</text:span></text:span>: Centraliza o conteúdo do contêiner horizontalmente.</text:p>
            </text:list-item>
          </text:list>
        </text:list-item>
        <text:list-item>
          <text:p text:style-name="P7"><text:span text:style-name="Source_20_Text"><text:span text:style-name="T1">.edit_post h2</text:span></text:span>: Esta classe é aplicada ao título dentro do contêiner "EditPost". Os estilos associados a ela incluem:</text:p>
          <text:list>
            <text:list-item>
              <text:p text:style-name="P8"><text:span text:style-name="Source_20_Text"><text:span text:style-name="T1">font-size: 2.2em</text:span></text:span>: Define o tamanho da fonte do título como 2.2 vezes o tamanho da fonte padrão.</text:p>
            </text:list-item>
          </text:list>
        </text:list-item>
        <text:list-item>
          <text:p text:style-name="P7"><text:span text:style-name="Source_20_Text"><text:span text:style-name="T1">.edit_post p</text:span></text:span>: Esta classe é aplicada a parágrafos dentro do contêiner "EditPost". Os estilos associados a ela incluem:</text:p>
          <text:list>
            <text:list-item>
              <text:p text:style-name="P8"><text:span text:style-name="Source_20_Text"><text:span text:style-name="T1">color: #aaa</text:span></text:span>: Define a cor do texto dos parágrafos como cinza claro (#aaa).</text:p>
            </text:list-item>
            <text:list-item>
              <text:p text:style-name="P8"><text:span text:style-name="Source_20_Text"><text:span text:style-name="T1">margin-bottom: 2em</text:span></text:span>: Adiciona uma margem inferior de 2em aos parágrafos.</text:p>
            </text:list-item>
          </text:list>
        </text:list-item>
        <text:list-item>
          <text:p text:style-name="P7"><text:span text:style-name="Source_20_Text"><text:span text:style-name="T1">.preview_title</text:span></text:span>: Esta classe é aplicada ao título "Preview da imagem atual" dentro do formulário. Os estilos associados a ela incluem:</text:p>
          <text:list>
            <text:list-item>
              <text:p text:style-name="P8"><text:span text:style-name="Source_20_Text"><text:span text:style-name="T1">margin-bottom: 0.2em</text:span></text:span>: Adiciona uma pequena margem inferior de 0.2em ao título.</text:p>
            </text:list-item>
            <text:list-item>
              <text:p text:style-name="P8"><text:span text:style-name="Source_20_Text"><text:span text:style-name="T1">color: #000</text:span></text:span>: Define a cor do texto do título como preto (#000).</text:p>
            </text:list-item>
            <text:list-item>
              <text:p text:style-name="P8"><text:span text:style-name="Source_20_Text"><text:span text:style-name="T1">font-weight: bold</text:span></text:span>: Define o peso da fonte como negrito.</text:p>
            </text:list-item>
          </text:list>
        </text:list-item>
        <text:list-item>
          <text:p text:style-name="P7"><text:span text:style-name="Source_20_Text"><text:span text:style-name="T1">.image_preview</text:span></text:span>: Esta classe é aplicada a uma imagem de visualização dentro do formulário. Os estilos associados a ela incluem:</text:p>
          <text:list>
            <text:list-item>
              <text:p text:style-name="P8"><text:span text:style-name="Source_20_Text"><text:span text:style-name="T1">max-width: 100%</text:span></text:span>: Define a largura máxima da imagem como 100% do contêiner pai, garantindo que a imagem não se estenda além de seu contêiner.</text:p>
            </text:list-item>
            <text:list-item>
              <text:p text:style-name="P7"><text:span text:style-name="Source_20_Text"><text:span text:style-name="T1">margin-bottom: 1em</text:span></text:span>: Adiciona uma margem inferior de 1em à imagem.</text:p>
            </text:list-item>
          </text:list>
        </text:list-item>
      </text:list>
      <text:p text:style-name="P2">Essas atualizações de estilo ajudam a melhorar a apresentação do componente "EditPost", centralizando o conteúdo, ajustando as margens e fornecendo um estilo visual mais claro e agradável. As alterações também garantem que o título "Preview da imagem atual" seja mais visível e estilizado com negrito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6T06:22:59.427000000</meta:creation-date>
    <dc:date>2023-11-06T06:24:10.397000000</dc:date>
    <meta:editing-duration>PT1M11S</meta:editing-duration>
    <meta:editing-cycles>1</meta:editing-cycles>
    <meta:document-statistic meta:table-count="0" meta:image-count="0" meta:object-count="0" meta:page-count="3" meta:paragraph-count="50" meta:word-count="826" meta:character-count="5006" meta:non-whitespace-character-count="4274"/>
    <meta:generator>LibreOffice/7.5.2.2$Windows_X86_64 LibreOffice_project/53bb9681a964705cf672590721dbc85eb4d0c3a2</meta:generator>
  </office:meta>
</office:document-meta>
</file>